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3.42cm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5.349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9.456cm"/>
    </style:style>
    <style:style style:name="gr7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5.3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6cm" fo:min-width="5.631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4.912cm"/>
    </style:style>
    <style:style style:name="gr12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ff9966" draw:textarea-horizontal-align="center" draw:textarea-vertical-align="middle"/>
    </style:style>
    <style:style style:name="gr14" style:family="graphic" style:parent-style-name="standard">
      <style:graphic-properties draw:fill-color="#ff9966" draw:textarea-horizontal-align="center" draw:textarea-vertical-align="middle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5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9cm" fo:min-width="2.5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549cm"/>
    </style:style>
    <style:style style:name="gr1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5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11cm" svg:height="1.806cm" svg:x="6.284cm" svg:y="1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92cm" svg:height="0.869cm" svg:x="6.284cm" svg:y="1.483cm">
          <draw:text-box>
            <text:p text:style-name="P2"><text:span text:style-name="T1">Servlet-</text:span><text:span text:style-name="T2">API</text:span></text:p>
          </draw:text-box>
        </draw:frame>
        <draw:custom-shape draw:style-name="gr3" draw:text-style-name="P1" draw:layer="layout" svg:width="4.711cm" svg:height="1.355cm" svg:x="8.096cm" svg:y="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5.849cm" svg:height="0.87cm" svg:x="8.096cm" svg:y="2.386cm">
          <draw:text-box>
            <text:p text:style-name="P3"><text:span text:style-name="T2">DispatcherServlet</text:span></text:p>
          </draw:text-box>
        </draw:frame>
        <draw:custom-shape draw:style-name="gr5" draw:text-style-name="P1" draw:layer="layout" svg:width="9.059cm" svg:height="6.773cm" svg:x="5.56cm" svg:y="5.0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9.956cm" svg:height="0.87cm" svg:x="5.56cm" svg:y="5.095cm">
          <draw:text-box>
            <text:p text:style-name="P3"><text:span text:style-name="T2">PustefixOsgiWebApplicationContext</text:span></text:p>
          </draw:text-box>
        </draw:frame>
        <draw:custom-shape draw:style-name="gr7" draw:text-style-name="P1" draw:layer="layout" svg:width="4.826cm" svg:height="1.889cm" svg:x="3.17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5.826cm" svg:height="1.361cm" svg:x="3.174cm" svg:y="7.012cm">
          <draw:text-box>
            <text:p text:style-name="P2"><text:span text:style-name="T1">PustefixContextXml</text:span></text:p>
            <text:p text:style-name="P2"><text:span text:style-name="T1">RequestHandler</text:span></text:p>
          </draw:text-box>
        </draw:frame>
        <draw:custom-shape draw:style-name="gr3" draw:text-style-name="P1" draw:layer="layout" svg:width="4.712cm" svg:height="1.807cm" svg:x="14.618cm" svg:y="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6.131cm" svg:height="1.926cm" svg:x="14.565cm" svg:y="2.386cm">
          <draw:text-box>
            <text:p text:style-name="P2"><text:span text:style-name="T1">OsgiBundleXml</text:span></text:p>
            <text:p text:style-name="P2"><text:span text:style-name="T1">ApplicationContext</text:span></text:p>
            <text:p text:style-name="P2"><text:span text:style-name="T1"/></text:p>
          </draw:text-box>
        </draw:frame>
        <draw:line draw:style-name="gr10" draw:layer="layout" svg:x1="14.691cm" svg:y1="6.089cm" svg:x2="15.778cm" svg:y2="4.283cm">
          <text:p/>
        </draw:line>
        <draw:custom-shape draw:style-name="gr3" draw:text-style-name="P1" draw:layer="layout" svg:width="3.927cm" svg:height="1.355cm" svg:x="1.573cm" svg:y="3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5.412cm" svg:height="1.275cm" svg:x="1.5cm" svg:y="3.018cm">
          <draw:text-box>
            <text:p text:style-name="P4"><text:span text:style-name="T3">HttpRequest</text:span></text:p>
            <text:p text:style-name="P4"><text:span text:style-name="T3">Handler</text:span></text:p>
          </draw:text-box>
        </draw:frame>
        <draw:line draw:style-name="gr12" draw:layer="layout" svg:x1="3.5cm" svg:y1="6.7cm" svg:x2="3.5cm" svg:y2="4.394cm">
          <text:p/>
        </draw:line>
        <draw:rect draw:style-name="gr13" draw:layer="layout" svg:width="2.174cm" svg:height="2.258cm" svg:x="7.008cm" svg:y="10.062cm">
          <text:p/>
        </draw:rect>
        <draw:rect draw:style-name="gr14" draw:layer="layout" svg:width="2.174cm" svg:height="2.258cm" svg:x="4.11cm" svg:y="10.062cm">
          <text:p/>
        </draw:rect>
        <draw:rect draw:style-name="gr13" draw:layer="layout" svg:width="2.174cm" svg:height="2.258cm" svg:x="4.254cm" svg:y="10.242cm">
          <text:p/>
        </draw:rect>
        <draw:rect draw:style-name="gr13" draw:layer="layout" svg:width="2.174cm" svg:height="2.258cm" svg:x="4.4cm" svg:y="10.423cm">
          <text:p/>
        </draw:rect>
        <draw:frame draw:style-name="gr15" draw:text-style-name="P4" draw:layer="layout" svg:width="2.025cm" svg:height="0.793cm" svg:x="4.401cm" svg:y="10.443cm">
          <draw:text-box>
            <text:p text:style-name="P4"><text:span text:style-name="T3">States</text:span></text:p>
          </draw:text-box>
        </draw:frame>
        <draw:rect draw:style-name="gr13" draw:layer="layout" svg:width="2.174cm" svg:height="2.258cm" svg:x="7.154cm" svg:y="10.242cm">
          <text:p/>
        </draw:rect>
        <draw:rect draw:style-name="gr13" draw:layer="layout" svg:width="2.174cm" svg:height="2.258cm" svg:x="7.298cm" svg:y="10.423cm">
          <text:p/>
        </draw:rect>
        <draw:frame draw:style-name="gr16" draw:text-style-name="P4" draw:layer="layout" svg:width="2.81cm" svg:height="0.793cm" svg:x="7.118cm" svg:y="10.443cm">
          <draw:text-box>
            <text:p text:style-name="P4"><text:span text:style-name="T3">IHandlers</text:span></text:p>
          </draw:text-box>
        </draw:frame>
        <draw:rect draw:style-name="gr13" draw:layer="layout" svg:width="2.174cm" svg:height="2.258cm" svg:x="9.908cm" svg:y="10.062cm">
          <text:p/>
        </draw:rect>
        <draw:rect draw:style-name="gr13" draw:layer="layout" svg:width="2.174cm" svg:height="2.258cm" svg:x="10.053cm" svg:y="10.242cm">
          <text:p/>
        </draw:rect>
        <draw:rect draw:style-name="gr13" draw:layer="layout" svg:width="2.174cm" svg:height="2.258cm" svg:x="10.198cm" svg:y="10.423cm">
          <text:p/>
        </draw:rect>
        <draw:frame draw:style-name="gr17" draw:text-style-name="P5" draw:layer="layout" svg:width="3.075cm" svg:height="1.359cm" svg:x="10.035cm" svg:y="10.432cm">
          <draw:text-box>
            <text:p text:style-name="P5"><text:span text:style-name="T4">Context</text:span></text:p>
            <text:p text:style-name="P5"><text:span text:style-name="T4">Resources</text:span></text:p>
          </draw:text-box>
        </draw:frame>
        <draw:rect draw:style-name="gr13" draw:layer="layout" svg:width="2.174cm" svg:height="2.258cm" svg:x="12.807cm" svg:y="10.062cm">
          <text:p/>
        </draw:rect>
        <draw:rect draw:style-name="gr13" draw:layer="layout" svg:width="2.174cm" svg:height="2.258cm" svg:x="12.952cm" svg:y="10.242cm">
          <text:p/>
        </draw:rect>
        <draw:rect draw:style-name="gr13" draw:layer="layout" svg:width="2.174cm" svg:height="2.258cm" svg:x="13.097cm" svg:y="10.423cm">
          <text:p/>
        </draw:rect>
        <draw:frame draw:style-name="gr18" draw:text-style-name="P4" draw:layer="layout" svg:width="1.049cm" svg:height="0.869cm" svg:x="13.169cm" svg:y="10.367cm">
          <draw:text-box>
            <text:p text:style-name="P4"><text:span text:style-name="T3">...</text:span></text:p>
          </draw:text-box>
        </draw:frame>
        <draw:custom-shape draw:style-name="gr19" draw:text-style-name="P1" draw:layer="layout" svg:width="0.725cm" svg:height="1.354cm" svg:x="10.125cm" svg:y="3.74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6" draw:layer="layout" svg:width="4.826cm" svg:height="1.889cm" svg:x="8.2cm" svg:y="6.811cm">
          <text:p text:style-name="P1"><text:span text:style-name="T1">WebService</text:span></text:p>
          <text:p text:style-name="P1"><text:span text:style-name="T1">HttpRequest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3.8cm" svg:height="1.889cm" svg:x="13.2cm" svg:y="6.801cm">
          <text:p text:style-name="P6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leidig </meta:initial-creator>
    <meta:creation-date>2010-06-28T11:22:55</meta:creation-date>
    <dc:date>2010-06-28T12:19:36</dc:date>
    <dc:creator>mleidig </dc:creator>
    <meta:editing-duration>PT00H15M59S</meta:editing-duration>
    <meta:editing-cycles>3</meta:editing-cycles>
    <meta:generator>OpenOffice.org/3.1$Linux OpenOffice.org_project/310m19$Build-9420</meta:generator>
    <meta:document-statistic meta:object-count="33"/>
  </office:meta>
</office:document-meta>
</file>